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A000001E8258352EAB86A82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106cm" svg:stroke-color="#3333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draw:fill="none" fo:min-height="0.629cm"/>
    </style:style>
    <style:style style:name="gr6" style:family="graphic" style:parent-style-name="standard">
      <style:graphic-properties draw:stroke="none" draw:fill="none" fo:min-height="0.428cm"/>
    </style:style>
    <style:style style:name="gr7" style:family="graphic" style:parent-style-name="objectwithoutfill">
      <style:graphic-properties svg:stroke-width="0.081cm" svg:stroke-color="#66ff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2.515cm"/>
    </style:style>
    <style:style style:name="gr9" style:family="graphic" style:parent-style-name="standard">
      <style:graphic-properties draw:stroke="none" svg:stroke-color="#000000" draw:fill="none" draw:fill-color="#ffffff" fo:min-height="2.172cm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gr11" style:family="graphic" style:parent-style-name="standard">
      <style:graphic-properties draw:stroke="none" svg:stroke-color="#000000" draw:fill="none" draw:fill-color="#ffffff" fo:min-height="0.528cm"/>
    </style:style>
    <style:style style:name="gr12" style:family="graphic" style:parent-style-name="standard">
      <style:graphic-properties draw:stroke="none" svg:stroke-color="#000000" draw:fill="none" draw:fill-color="#ffffff" fo:min-height="0.428cm"/>
    </style:style>
    <style:style style:name="gr13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3333ff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3333ff"/>
    </style:style>
    <style:style style:name="P5" style:family="paragraph">
      <style:text-properties fo:color="#3333ff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text-properties fo:color="#3333ff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66ff99" fo:font-weight="bold" style:font-weight-asian="bold" style:font-weight-complex="bold"/>
    </style:style>
    <style:style style:name="P8" style:family="paragraph">
      <loext:graphic-properties draw:fill="none"/>
      <style:text-properties fo:color="#66ff99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66ff99" fo:font-weight="bold" style:font-weight-asian="bold" style:font-weight-complex="bold"/>
    </style:style>
    <style:style style:name="P11" style:family="paragraph">
      <style:text-properties fo:color="#ffcc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cc00" fo:font-weight="bold" style:font-weight-asian="bold" style:font-weight-complex="bold"/>
    </style:style>
    <style:style style:name="P13" style:family="paragraph">
      <style:text-properties fo:color="#ff9900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color="#ff9900" fo:font-size="16pt" fo:font-weight="bold" fo:background-color="#ff9900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333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ff99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cc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99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99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676cm" svg:x="1cm" svg:y="1.124cm">
          <draw:image xlink:href="Pictures/100000000000031A000001E8258352EAB86A82DC.png" xlink:type="simple" xlink:show="embed" xlink:actuate="onLoad">
            <text:p text:style-name="P1"/>
          </draw:image>
        </draw:frame>
        <draw:frame draw:style-name="gr2" draw:text-style-name="P3" draw:layer="layout" svg:width="1.751cm" svg:height="0.878cm" svg:x="6.249cm" svg:y="3.622cm">
          <draw:text-box>
            <text:p text:style-name="P2"><text:span text:style-name="T1">GND</text:span></text:p>
          </draw:text-box>
        </draw:frame>
        <draw:frame draw:style-name="gr2" draw:text-style-name="P3" draw:layer="layout" svg:width="1.929cm" svg:height="0.878cm" svg:x="6.171cm" svg:y="4.222cm">
          <draw:text-box>
            <text:p text:style-name="P2"><text:span text:style-name="T1">+5VD</text:span></text:p>
          </draw:text-box>
        </draw:frame>
        <draw:frame draw:style-name="gr2" draw:text-style-name="P3" draw:layer="layout" svg:width="1.628cm" svg:height="0.878cm" svg:x="6.272cm" svg:y="4.8cm">
          <draw:text-box>
            <text:p text:style-name="P2"><text:span text:style-name="T1">SCL</text:span></text:p>
          </draw:text-box>
        </draw:frame>
        <draw:frame draw:style-name="gr2" draw:text-style-name="P3" draw:layer="layout" svg:width="1.692cm" svg:height="0.878cm" svg:x="6.249cm" svg:y="5.422cm">
          <draw:text-box>
            <text:p text:style-name="P2"><text:span text:style-name="T1">SDA</text:span></text:p>
          </draw:text-box>
        </draw:frame>
        <draw:line draw:style-name="gr3" draw:text-style-name="P4" draw:layer="layout" svg:x1="5.9cm" svg:y1="4.4cm" svg:x2="11.8cm" svg:y2="4.4cm">
          <text:p/>
        </draw:line>
        <draw:line draw:style-name="gr3" draw:text-style-name="P4" draw:layer="layout" svg:x1="5.8cm" svg:y1="3.6cm" svg:x2="5.8cm" svg:y2="6.2cm">
          <text:p/>
        </draw:line>
        <draw:line draw:style-name="gr3" draw:text-style-name="P4" draw:layer="layout" svg:x1="5.8cm" svg:y1="5cm" svg:x2="11.7cm" svg:y2="5cm">
          <text:p/>
        </draw:line>
        <draw:line draw:style-name="gr3" draw:text-style-name="P4" draw:layer="layout" svg:x1="5.8cm" svg:y1="5.6cm" svg:x2="11.7cm" svg:y2="5.6cm">
          <text:p/>
        </draw:line>
        <draw:line draw:style-name="gr3" draw:text-style-name="P4" draw:layer="layout" svg:x1="5.8cm" svg:y1="6.2cm" svg:x2="11.7cm" svg:y2="6.2cm">
          <text:p/>
        </draw:line>
        <draw:line draw:style-name="gr3" draw:text-style-name="P4" draw:layer="layout" svg:x1="5.8cm" svg:y1="3.6cm" svg:x2="11.7cm" svg:y2="3.6cm">
          <text:p/>
        </draw:line>
        <draw:line draw:style-name="gr3" draw:text-style-name="P4" draw:layer="layout" svg:x1="11.7cm" svg:y1="6.2cm" svg:x2="11.7cm" svg:y2="3.6cm">
          <text:p/>
        </draw:line>
        <draw:frame draw:style-name="gr4" draw:text-style-name="P6" draw:layer="layout" svg:width="3.4cm" svg:height="1.517cm" svg:x="7.5cm" svg:y="2cm">
          <draw:text-box>
            <text:p text:style-name="P5"><text:span text:style-name="T2">I2C</text:span></text:p>
          </draw:text-box>
        </draw:frame>
        <draw:frame draw:style-name="gr5" draw:text-style-name="P8" draw:layer="layout" svg:width="1.751cm" svg:height="0.879cm" svg:x="4.151cm" svg:y="7.023cm">
          <draw:text-box>
            <text:p text:style-name="P7"><text:span text:style-name="T1">+5V</text:span></text:p>
          </draw:text-box>
        </draw:frame>
        <draw:frame draw:style-name="gr5" draw:text-style-name="P8" draw:layer="layout" svg:width="1.751cm" svg:height="0.879cm" svg:x="3.751cm" svg:y="8.923cm">
          <draw:text-box>
            <text:p text:style-name="P7"><text:span text:style-name="T1">+5V</text:span></text:p>
          </draw:text-box>
        </draw:frame>
        <draw:frame draw:style-name="gr5" draw:text-style-name="P8" draw:layer="layout" svg:width="1.751cm" svg:height="0.879cm" svg:x="4.15cm" svg:y="6.422cm">
          <draw:text-box>
            <text:p text:style-name="P7"><text:span text:style-name="T1">GND</text:span></text:p>
          </draw:text-box>
        </draw:frame>
        <draw:frame draw:style-name="gr5" draw:text-style-name="P8" draw:layer="layout" svg:width="1.751cm" svg:height="0.879cm" svg:x="3.75cm" svg:y="8.322cm">
          <draw:text-box>
            <text:p text:style-name="P7"><text:span text:style-name="T1">GND</text:span></text:p>
          </draw:text-box>
        </draw:frame>
        <draw:frame draw:style-name="gr6" draw:text-style-name="P8" draw:layer="layout" svg:width="2.35cm" svg:height="0.878cm" svg:x="3.05cm" svg:y="7.622cm">
          <draw:text-box>
            <text:p text:style-name="P7"><text:span text:style-name="T1">SERV5</text:span></text:p>
          </draw:text-box>
        </draw:frame>
        <draw:frame draw:style-name="gr5" draw:text-style-name="P8" draw:layer="layout" svg:width="2.344cm" svg:height="0.879cm" svg:x="5.211cm" svg:y="7.636cm">
          <draw:text-box>
            <text:p text:style-name="P7"><text:span text:style-name="T1">SERV4</text:span></text:p>
          </draw:text-box>
        </draw:frame>
        <draw:frame draw:style-name="gr6" draw:text-style-name="P8" draw:layer="layout" svg:width="2.35cm" svg:height="0.878cm" svg:x="2.75cm" svg:y="9.622cm">
          <draw:text-box>
            <text:p text:style-name="P7"><text:span text:style-name="T1">SERV6</text:span></text:p>
          </draw:text-box>
        </draw:frame>
        <draw:frame draw:style-name="gr6" draw:text-style-name="P8" draw:layer="layout" svg:width="2.35cm" svg:height="0.878cm" svg:x="4.95cm" svg:y="9.622cm">
          <draw:text-box>
            <text:p text:style-name="P7"><text:span text:style-name="T1">SERV3</text:span></text:p>
          </draw:text-box>
        </draw:frame>
        <draw:frame draw:style-name="gr6" draw:text-style-name="P8" draw:layer="layout" svg:width="2.35cm" svg:height="0.878cm" svg:x="7.35cm" svg:y="7.622cm">
          <draw:text-box>
            <text:p text:style-name="P7"><text:span text:style-name="T1">SERV2</text:span></text:p>
          </draw:text-box>
        </draw:frame>
        <draw:frame draw:style-name="gr6" draw:text-style-name="P8" draw:layer="layout" svg:width="2.35cm" svg:height="0.878cm" svg:x="7.15cm" svg:y="9.622cm">
          <draw:text-box>
            <text:p text:style-name="P7"><text:span text:style-name="T1">SERV1</text:span></text:p>
          </draw:text-box>
        </draw:frame>
        <draw:line draw:style-name="gr7" draw:text-style-name="P9" draw:layer="layout" svg:x1="2.6cm" svg:y1="6.4cm" svg:x2="9.6cm" svg:y2="6.4cm">
          <text:p/>
        </draw:line>
        <draw:line draw:style-name="gr7" draw:text-style-name="P9" draw:layer="layout" svg:x1="2.6cm" svg:y1="7.2cm" svg:x2="9.6cm" svg:y2="7.2cm">
          <text:p/>
        </draw:line>
        <draw:line draw:style-name="gr7" draw:text-style-name="P9" draw:layer="layout" svg:x1="2.6cm" svg:y1="7.8cm" svg:x2="9.6cm" svg:y2="7.8cm">
          <text:p/>
        </draw:line>
        <draw:line draw:style-name="gr7" draw:text-style-name="P9" draw:layer="layout" svg:x1="2.6cm" svg:y1="8.4cm" svg:x2="9.6cm" svg:y2="8.4cm">
          <text:p/>
        </draw:line>
        <draw:line draw:style-name="gr7" draw:text-style-name="P9" draw:layer="layout" svg:x1="2.6cm" svg:y1="9.1cm" svg:x2="9.6cm" svg:y2="9.1cm">
          <text:p/>
        </draw:line>
        <draw:line draw:style-name="gr7" draw:text-style-name="P9" draw:layer="layout" svg:x1="2.6cm" svg:y1="9.7cm" svg:x2="9.6cm" svg:y2="9.7cm">
          <text:p/>
        </draw:line>
        <draw:line draw:style-name="gr7" draw:text-style-name="P9" draw:layer="layout" svg:x1="2.6cm" svg:y1="10.3cm" svg:x2="9.6cm" svg:y2="10.3cm">
          <text:p/>
        </draw:line>
        <draw:line draw:style-name="gr7" draw:text-style-name="P9" draw:layer="layout" svg:x1="9.6cm" svg:y1="10.3cm" svg:x2="9.6cm" svg:y2="6.4cm">
          <text:p/>
        </draw:line>
        <draw:frame draw:style-name="gr8" draw:text-style-name="P10" draw:layer="layout" svg:width="5.5cm" svg:height="2.765cm" svg:x="3.7cm" svg:y="10.2cm">
          <draw:text-box>
            <text:p text:style-name="P7"><text:span text:style-name="T3">SERVO-MOTEUR</text:span></text:p>
          </draw:text-box>
        </draw:frame>
        <draw:line draw:style-name="gr7" draw:text-style-name="P9" draw:layer="layout" svg:x1="2.6cm" svg:y1="6.4cm" svg:x2="2.6cm" svg:y2="10.3cm">
          <text:p/>
        </draw:line>
        <draw:line draw:style-name="gr7" draw:text-style-name="P9" draw:layer="layout" svg:x1="5.4cm" svg:y1="7.8cm" svg:x2="5.4cm" svg:y2="8.4cm">
          <text:p/>
        </draw:line>
        <draw:line draw:style-name="gr7" draw:text-style-name="P9" draw:layer="layout" svg:x1="7.5cm" svg:y1="7.8cm" svg:x2="7.5cm" svg:y2="8.4cm">
          <text:p/>
        </draw:line>
        <draw:line draw:style-name="gr7" draw:text-style-name="P9" draw:layer="layout" svg:x1="5cm" svg:y1="9.7cm" svg:x2="5cm" svg:y2="10.3cm">
          <text:p/>
        </draw:line>
        <draw:line draw:style-name="gr7" draw:text-style-name="P9" draw:layer="layout" svg:x1="7.2cm" svg:y1="9.7cm" svg:x2="7.2cm" svg:y2="10.3cm">
          <text:p/>
        </draw:line>
        <draw:frame draw:style-name="gr9" draw:text-style-name="P12" draw:layer="layout" svg:width="6.1cm" svg:height="2.765cm" svg:x="15.2cm" svg:y="9.8cm">
          <draw:text-box>
            <text:p text:style-name="P11"><text:span text:style-name="T4"><text:s text:c="3"/></text:span><text:span text:style-name="T5">INPUT</text:span><text:span text:style-name="T4">-</text:span><text:span text:style-name="T5">OUTPUT</text:span></text:p>
          </draw:text-box>
        </draw:frame>
        <draw:frame draw:style-name="gr10" draw:text-style-name="P14" draw:layer="layout" svg:width="1.5cm" svg:height="0.878cm" svg:x="14.8cm" svg:y="8.822cm">
          <draw:text-box>
            <text:p text:style-name="P13"><text:span text:style-name="T6">IO0</text:span></text:p>
          </draw:text-box>
        </draw:frame>
        <draw:frame draw:style-name="gr10" draw:text-style-name="P14" draw:layer="layout" svg:width="1.5cm" svg:height="0.878cm" svg:x="13.2cm" svg:y="8.822cm">
          <draw:text-box>
            <text:p text:style-name="P13"><text:span text:style-name="T6">IO1</text:span></text:p>
          </draw:text-box>
        </draw:frame>
        <draw:frame draw:style-name="gr10" draw:text-style-name="P14" draw:layer="layout" svg:width="1.5cm" svg:height="0.878cm" svg:x="11.6cm" svg:y="8.822cm">
          <draw:text-box>
            <text:p text:style-name="P13"><text:span text:style-name="T6">IO2</text:span></text:p>
          </draw:text-box>
        </draw:frame>
        <draw:frame draw:style-name="gr10" draw:text-style-name="P14" draw:layer="layout" svg:width="1.5cm" svg:height="0.878cm" svg:x="15.7cm" svg:y="6.722cm">
          <draw:text-box>
            <text:p text:style-name="P13"><text:span text:style-name="T6">IO3</text:span></text:p>
          </draw:text-box>
        </draw:frame>
        <draw:frame draw:style-name="gr10" draw:text-style-name="P14" draw:layer="layout" svg:width="1.5cm" svg:height="0.878cm" svg:x="14cm" svg:y="6.722cm">
          <draw:text-box>
            <text:p text:style-name="P13"><text:span text:style-name="T6">IO4</text:span></text:p>
          </draw:text-box>
        </draw:frame>
        <draw:frame draw:style-name="gr10" draw:text-style-name="P14" draw:layer="layout" svg:width="1.5cm" svg:height="0.878cm" svg:x="12.4cm" svg:y="6.722cm">
          <draw:text-box>
            <text:p text:style-name="P13"><text:span text:style-name="T6">IO5</text:span></text:p>
          </draw:text-box>
        </draw:frame>
        <draw:frame draw:style-name="gr11" draw:text-style-name="P14" draw:layer="layout" svg:width="1.8cm" svg:height="0.878cm" svg:x="14.6cm" svg:y="5.522cm">
          <draw:text-box>
            <text:p text:style-name="P13"><text:span text:style-name="T6">GND</text:span></text:p>
          </draw:text-box>
        </draw:frame>
        <draw:frame draw:style-name="gr12" draw:text-style-name="P14" draw:layer="layout" svg:width="2cm" svg:height="0.878cm" svg:x="14.6cm" svg:y="6.122cm">
          <draw:text-box>
            <text:p text:style-name="P13"><text:span text:style-name="T6">+12V</text:span></text:p>
          </draw:text-box>
        </draw:frame>
        <draw:frame draw:style-name="gr10" draw:text-style-name="P14" draw:layer="layout" svg:width="1.5cm" svg:height="0.878cm" svg:x="14cm" svg:y="7.622cm">
          <draw:text-box>
            <text:p text:style-name="P13"><text:span text:style-name="T6">IO0</text:span></text:p>
          </draw:text-box>
        </draw:frame>
        <draw:frame draw:style-name="gr12" draw:text-style-name="P14" draw:layer="layout" svg:width="1.7cm" svg:height="0.878cm" svg:x="14cm" svg:y="8.222cm">
          <draw:text-box>
            <text:p text:style-name="P13"><text:span text:style-name="T6">+5V</text:span></text:p>
          </draw:text-box>
        </draw:frame>
        <draw:line draw:style-name="gr13" draw:text-style-name="P9" draw:layer="layout" svg:x1="11.4cm" svg:y1="7.6cm" svg:x2="17.2cm" svg:y2="7.6cm">
          <text:p/>
        </draw:line>
        <draw:line draw:style-name="gr13" draw:text-style-name="P9" draw:layer="layout" svg:x1="12.2cm" svg:y1="5.5cm" svg:x2="17.2cm" svg:y2="5.5cm">
          <text:p/>
        </draw:line>
        <draw:line draw:style-name="gr13" draw:text-style-name="P9" draw:layer="layout" svg:x1="11.4cm" svg:y1="9.7cm" svg:x2="16.4cm" svg:y2="9.7cm">
          <text:p/>
        </draw:line>
        <draw:line draw:style-name="gr13" draw:text-style-name="P9" draw:layer="layout" svg:x1="12.2cm" svg:y1="5.5cm" svg:x2="12.2cm" svg:y2="7.6cm">
          <text:p/>
        </draw:line>
        <draw:line draw:style-name="gr13" draw:text-style-name="P9" draw:layer="layout" svg:x1="11.4cm" svg:y1="9.7cm" svg:x2="11.4cm" svg:y2="7.6cm">
          <text:p/>
        </draw:line>
        <draw:line draw:style-name="gr13" draw:text-style-name="P9" draw:layer="layout" svg:x1="16.4cm" svg:y1="7.6cm" svg:x2="16.4cm" svg:y2="9.7cm">
          <text:p/>
        </draw:line>
        <draw:line draw:style-name="gr13" draw:text-style-name="P9" draw:layer="layout" svg:x1="17.2cm" svg:y1="5.5cm" svg:x2="17.2cm" svg:y2="7.6cm">
          <text:p/>
        </draw:line>
        <draw:line draw:style-name="gr13" draw:text-style-name="P9" draw:layer="layout" svg:x1="12.2cm" svg:y1="6.3cm" svg:x2="17.2cm" svg:y2="6.3cm">
          <text:p/>
        </draw:line>
        <draw:line draw:style-name="gr13" draw:text-style-name="P9" draw:layer="layout" svg:x1="12.2cm" svg:y1="6.9cm" svg:x2="17.2cm" svg:y2="6.9cm">
          <text:p/>
        </draw:line>
        <draw:line draw:style-name="gr13" draw:text-style-name="P9" draw:layer="layout" svg:x1="11.4cm" svg:y1="8.4cm" svg:x2="16.4cm" svg:y2="8.4cm">
          <text:p/>
        </draw:line>
        <draw:line draw:style-name="gr13" draw:text-style-name="P9" draw:layer="layout" svg:x1="11.4cm" svg:y1="9cm" svg:x2="16.4cm" svg:y2="9cm">
          <text:p/>
        </draw:line>
        <draw:line draw:style-name="gr13" draw:text-style-name="P9" draw:layer="layout" svg:x1="14.6cm" svg:y1="9cm" svg:x2="14.6cm" svg:y2="9.7cm">
          <text:p/>
        </draw:line>
        <draw:line draw:style-name="gr13" draw:text-style-name="P9" draw:layer="layout" svg:x1="13cm" svg:y1="9cm" svg:x2="13cm" svg:y2="9.7cm">
          <text:p/>
        </draw:line>
        <draw:line draw:style-name="gr13" draw:text-style-name="P9" draw:layer="layout" svg:x1="13.9cm" svg:y1="6.9cm" svg:x2="13.9cm" svg:y2="7.6cm">
          <text:p/>
        </draw:line>
        <draw:line draw:style-name="gr13" draw:text-style-name="P9" draw:layer="layout" svg:x1="15.5cm" svg:y1="6.9cm" svg:x2="15.5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20:38:54.435000000</meta:creation-date>
    <dc:date>2017-07-11T21:17:32.712000000</dc:date>
    <meta:editing-duration>PT7M25S</meta:editing-duration>
    <meta:editing-cycles>1</meta:editing-cycles>
    <meta:document-statistic meta:object-count="63"/>
    <meta:generator>LibreOffice/5.2.7.2$Windows_x86 LibreOffice_project/2b7f1e640c46ceb28adf43ee075a6e8b8439ed10</meta:generator>
  </office:meta>
</office:document-meta>
</file>